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paragraph-properties style:writing-mode="lr-tb"/>
      <style:text-properties officeooo:paragraph-rsid="00235e85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text-properties officeooo:paragraph-rsid="002891ec"/>
    </style:style>
    <style:style style:name="P11" style:family="paragraph" style:parent-style-name="Standard">
      <style:paragraph-properties style:writing-mode="lr-tb"/>
      <style:text-properties officeooo:paragraph-rsid="00295e1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2246f"/>
    </style:style>
    <style:style style:name="T8" style:family="text">
      <style:text-properties officeooo:rsid="00235e85"/>
    </style:style>
    <style:style style:name="T9" style:family="text">
      <style:text-properties officeooo:rsid="00255292"/>
    </style:style>
    <style:style style:name="T10" style:family="text">
      <style:text-properties officeooo:rsid="0027149c"/>
    </style:style>
    <style:style style:name="T11" style:family="text">
      <style:text-properties officeooo:rsid="002891ec"/>
    </style:style>
    <style:style style:name="T12" style:family="text">
      <style:text-properties officeooo:rsid="00295e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/* all done final*/</text:p>
      <text:p text:style-name="Standard"/>
      <text:p text:style-name="Standard">Create database ebay<text:span text:style-name="T9">test</text:span>;</text:p>
      <text:p text:style-name="Standard"/>
      <text:p text:style-name="Standard">use ebay<text:span text:style-name="T10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Standard">(</text:p>
      <text:p text:style-name="Standard"><text:s text:c="4"/>card_type varchar(20) NOT NULL,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/*CREATE TABLE `ebay`.`cart_table` (</text:p>
      <text:p text:style-name="Standard"><text:s text:c="2"/>`cart_table_id` INT NOT NULL AUTO_INCREMENT,</text:p>
      <text:p text:style-name="Standard"><text:s text:c="2"/>`user_id` VARCHAR(100) NULL,</text:p>
      <text:p text:style-name="Standard"><text:s text:c="2"/>`product_id` VARCHAR(100) NULL,</text:p>
      <text:p text:style-name="Standard"><text:s text:c="2"/>`quantity` INT NULL,</text:p>
      <text:p text:style-name="Standard"><text:s text:c="2"/>PRIMARY KEY (`cart_table_id`),</text:p>
      <text:p text:style-name="Standard"><text:s text:c="2"/>UNIQUE INDEX `cart_table_id_UNIQUE` (`cart_table_id` ASC)</text:p>
      <text:p text:style-name="Standard">);*/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10">insert into cardDetails values ('1111111111111111','123','10/<text:span text:style-name="T11">2022','100000000');</text:span></text:p>
      <text:p text:style-name="P11">insert into cardDetails values ('2222222222222222','999','10/<text:span text:style-name="T12">2020','100000000');</text:span></text:p>
      <text:p text:style-name="P11">insert into cardDetails values ('0000000000000000','000','10/<text:span text:style-name="T12">2099','100000000');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19T23:54:39.291924640</dc:date>
    <meta:editing-cycles>53</meta:editing-cycles>
    <meta:editing-duration>PT6H57S</meta:editing-duration>
    <meta:generator>LibreOffice/5.1.6.2$Linux_X86_64 LibreOffice_project/10m0$Build-2</meta:generator>
    <meta:document-statistic meta:table-count="0" meta:image-count="0" meta:object-count="0" meta:page-count="3" meta:paragraph-count="112" meta:word-count="396" meta:character-count="3709" meta:non-whitespace-character-count="33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